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Excel_32_Built-in_32_Percent" style:data-style-name="N36">
      <style:table-cell-properties style:vertical-align="automatic" fo:background-color="transparent" style:cell-protect="protected"/>
    </style:style>
    <style:style style:name="ce5" style:family="table-cell" style:parent-style-name="Excel_32_Built-in_32_Percent" style:data-style-name="N14">
      <style:table-cell-properties style:vertical-align="automatic" fo:background-color="transparent" style:cell-protect="protected"/>
    </style:style>
    <style:style style:name="ce6" style:family="table-cell" style:parent-style-name="Default" style:data-style-name="N15"/>
    <style:style style:name="ce7" style:family="table-cell" style:parent-style-name="Excel_32_Built-in_32_Percent" style:data-style-name="N13">
      <style:table-cell-properties style:vertical-align="automatic" fo:background-color="transparent" style:cell-protect="protected"/>
    </style:style>
    <style:style style:name="ce8" style:family="table-cell" style:parent-style-name="Default" style:data-style-name="N13"/>
    <style:style style:name="ce9" style:family="table-cell" style:parent-style-name="Excel_32_Built-in_32_Comma" style:data-style-name="N41">
      <style:table-cell-properties style:vertical-align="automatic" fo:background-color="transparent" style:cell-protect="protected"/>
    </style:style>
    <style:style style:name="ce10" style:family="table-cell" style:parent-style-name="Default" style:data-style-name="N15">
      <style:text-properties fo:font-weight="bold" style:font-weight-asian="bold" style:font-weight-complex="bold"/>
    </style:style>
    <style:style style:name="ce11" style:family="table-cell" style:parent-style-name="Default" style:data-style-name="N14"/>
    <style:style style:name="ce12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Excel_32_Built-in_32_Comma" style:data-style-name="N42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39"/>
    <style:style style:name="ce16" style:family="table-cell" style:parent-style-name="Default" style:data-style-name="N38"/>
    <style:style style:name="ce17" style:family="table-cell" style:parent-style-name="Default" style:data-style-name="N0">
      <style:text-properties fo:color="#2F5597"/>
    </style:style>
    <style:style style:name="ce18" style:family="table-cell" style:parent-style-name="Excel_32_Built-in_32_Comma" style:data-style-name="N37">
      <style:table-cell-properties style:vertical-align="automatic" fo:background-color="transparent" style:cell-protect="protected"/>
    </style:style>
    <style:style style:name="ce19" style:family="table-cell" style:parent-style-name="Excel_32_Built-in_32_Comma" style:data-style-name="N37">
      <style:table-cell-properties style:vertical-align="automatic" fo:background-color="#FFFF00" style:cell-protect="protected"/>
      <style:text-properties fo:color="#00B050" fo:font-weight="bold" style:font-weight-asian="bold" style:font-weight-complex="bold"/>
    </style:style>
    <style:style style:name="ce20" style:family="table-cell" style:parent-style-name="Excel_32_Built-in_32_Percent" style:data-style-name="N36">
      <style:table-cell-properties style:vertical-align="automatic" fo:background-color="#FFFF00" style:cell-protect="protected"/>
      <style:text-properties fo:color="#00B050" fo:font-size="18pt" style:font-size-asian="18pt" style:font-size-complex="18pt" fo:font-weight="bold" style:font-weight-asian="bold" style:font-weight-complex="bold"/>
    </style:style>
    <style:style style:name="ce21" style:family="table-cell" style:parent-style-name="Excel_32_Built-in_32_Comma" style:data-style-name="N40">
      <style:table-cell-properties style:vertical-align="automatic" fo:background-color="transparent" style:cell-protect="protected"/>
    </style:style>
    <style:style style:name="ce22" style:family="table-cell" style:parent-style-name="Excel_32_Built-in_32_Comma" style:data-style-name="N42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8.757708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CM_and_CCM_Loss_Analysi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3" table:default-cell-style-name="ce1"/>
        <table:table-column table:style-name="co10" table:number-columns-repeated="1536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Boost Converter Calculator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2" table:style-name="ce1"/>
          <table:table-cell office:value-type="string" table:style-name="ce2">
            <text:p>Continuous</text:p>
          </table:table-cell>
          <table:table-cell office:value-type="string" table:style-name="ce2">
            <text:p>Discontinuous Mode</text:p>
          </table:table-cell>
          <table:table-cell office:value-type="string" table:style-name="ce3">
            <text:p>Flyback Calculation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Vout</text:p>
          </table:table-cell>
          <table:table-cell office:value-type="string" office:string-value="Vout" table:formula="of:=[.F8]" table:style-name="ce1">
            <text:p>Vout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Vin</text:p>
          </table:table-cell>
          <table:table-cell office:value-type="string" office:string-value="Vin" table:formula="of:=[.F9]" table:style-name="ce1">
            <text:p>Vin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2">
            <text:p>Flyback Turns Ratio</text:p>
          </table:table-cell>
          <table:table-cell office:value-type="string" table:style-name="ce1">
            <text:p>Secondary/Primary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Duty for CCM of operation</text:p>
          </table:table-cell>
          <table:table-cell office:value-type="string" table:style-name="ce1">
            <text:p>D_CCM</text:p>
          </table:table-cell>
          <table:table-cell office:value-type="percentage" office:value="0.97058823529411764" table:formula="of:=1-[.H9]/[.H8]" table:style-name="ce4">
            <text:p>97.1%</text:p>
          </table:table-cell>
          <table:table-cell office:value-type="percentage" office:value="0.97058823529411764" table:formula="of:=1-[.I9]/[.I8]" table:style-name="ce4">
            <text:p>97.1%</text:p>
          </table:table-cell>
          <table:table-cell office:value-type="percentage" office:value="0.87179487179487181" table:formula="of:=[.J8]/([.J8]+[.J9]*[.J10])" table:style-name="ce5">
            <text:p>87.18%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Nixie Load</text:p>
          </table:table-cell>
          <table:table-cell table:style-name="ce1"/>
          <table:table-cell office:value-type="float" office:value="3.0000000000000001E-3" table:style-name="ce6">
            <text:p>3.00E-03</text:p>
          </table:table-cell>
          <table:table-cell office:value-type="float" office:value="3.0000000000000001E-3" table:style-name="ce6">
            <text:p>3.00E-03</text:p>
          </table:table-cell>
          <table:table-cell office:value-type="float" office:value="3.0000000000000001E-3" table:formula="of:=[.I12]" table:style-name="ce6">
            <text:p>3.00E-03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Nixie tubes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[.I13]" table:style-name="ce1">
            <text:p>6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I out (total</text:p>
          </table:table-cell>
          <table:table-cell office:value-type="string" table:style-name="ce1">
            <text:p>Iout max</text:p>
          </table:table-cell>
          <table:table-cell office:value-type="float" office:value="1.8000000000000002E-2" table:formula="of:=[.H12]*[.H13]" table:style-name="ce6">
            <text:p>1.80E-02</text:p>
          </table:table-cell>
          <table:table-cell office:value-type="float" office:value="1.8000000000000002E-2" table:formula="of:=[.I12]*[.I13]" table:style-name="ce6">
            <text:p>1.80E-02</text:p>
          </table:table-cell>
          <table:table-cell office:value-type="float" office:value="1.8000000000000002E-2" table:formula="of:=[.J12]*[.J13]" table:style-name="ce6">
            <text:p>1.80E-02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Pout (per tube)</text:p>
          </table:table-cell>
          <table:table-cell table:style-name="ce1"/>
          <table:table-cell office:value-type="float" office:value="0.51" table:formula="of:=[.H12]*[.H8]" table:style-name="ce6">
            <text:p>5.10E-01</text:p>
          </table:table-cell>
          <table:table-cell office:value-type="float" office:value="0.51" table:formula="of:=[.I12]*[.I8]" table:style-name="ce6">
            <text:p>5.10E-01</text:p>
          </table:table-cell>
          <table:table-cell office:value-type="float" office:value="0.51" table:formula="of:=[.J12]*[.J8]" table:style-name="ce6">
            <text:p>5.10E-0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Pout Max total</text:p>
          </table:table-cell>
          <table:table-cell table:style-name="ce1"/>
          <table:table-cell office:value-type="float" office:value="3.06" table:formula="of:=[.H15]*[.H13]" table:style-name="ce6">
            <text:p>3.06E+00</text:p>
          </table:table-cell>
          <table:table-cell office:value-type="float" office:value="3.06" table:formula="of:=[.I15]*[.I13]" table:style-name="ce6">
            <text:p>3.06E+00</text:p>
          </table:table-cell>
          <table:table-cell office:value-type="float" office:value="3.06" table:formula="of:=[.J15]*[.J13]" table:style-name="ce6">
            <text:p>3.06E+00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Efficiency Estimated (see below for actual)</text:p>
          </table:table-cell>
          <table:table-cell table:style-name="ce1"/>
          <table:table-cell office:value-type="percentage" office:value="0.91" table:style-name="ce7">
            <text:p>91%</text:p>
          </table:table-cell>
          <table:table-cell office:value-type="percentage" office:value="0.91" table:style-name="ce7">
            <text:p>91%</text:p>
          </table:table-cell>
          <table:table-cell office:value-type="percentage" office:value="0.91" table:style-name="ce8">
            <text:p>91%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P in (at Pmax estimate)</text:p>
          </table:table-cell>
          <table:table-cell office:value-type="string" table:style-name="ce1">
            <text:p>Pin</text:p>
          </table:table-cell>
          <table:table-cell office:value-type="float" office:value="3.3626373626373627" table:formula="of:=[.H16]/[.H17]" table:style-name="ce6">
            <text:p>3.36E+00</text:p>
          </table:table-cell>
          <table:table-cell office:value-type="float" office:value="3.3626373626373627" table:formula="of:=[.I16]/[.I17]" table:style-name="ce6">
            <text:p>3.36E+00</text:p>
          </table:table-cell>
          <table:table-cell office:value-type="float" office:value="3.3626373626373627" table:formula="of:=[.J16]/[.J17]" table:style-name="ce6">
            <text:p>3.36E+00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Iin_av @ Pmax</text:p>
          </table:table-cell>
          <table:table-cell table:style-name="ce1"/>
          <table:table-cell office:value-type="float" office:value="0.67252747252747258" table:formula="of:=[.H18]/[.H9]" table:style-name="ce6">
            <text:p>6.73E-01</text:p>
          </table:table-cell>
          <table:table-cell office:value-type="float" office:value="0.67252747252747258" table:formula="of:=[.I18]/[.I9]" table:style-name="ce9">
            <text:p><text:s/>0.673<text:s/></text:p>
          </table:table-cell>
          <table:table-cell office:value-type="float" office:value="0.67252747252747258" table:formula="of:=[.J18]/[.J9]" table:style-name="ce9">
            <text:p><text:s/>0.673<text:s/>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Frequency</text:p>
          </table:table-cell>
          <table:table-cell office:value-type="string" table:style-name="ce1">
            <text:p>F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300000" table:style-name="ce1">
            <text:p>300000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Maximum Inductor for DCM</text:p>
          </table:table-cell>
          <table:table-cell table:style-name="ce2"/>
          <table:table-cell table:style-name="ce1"/>
          <table:table-cell office:value-type="float" office:value="7.0037400773458169E-5" table:formula="of:=[.I9]^2*(1-[.I9]/[.I8])^2/(2*[.I20]*[.I18])" table:style-name="ce6">
            <text:p>7.00E-05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Maximum Inductor for DCM</text:p>
          </table:table-cell>
          <table:table-cell table:style-name="ce2"/>
          <table:table-cell table:style-name="ce1"/>
          <table:table-cell office:value-type="float" office:value="7.9296424452133781E-5" table:formula="of:=$$Vin^2/$$F/2/$$Vout/($$Vout*[.I14])*($$Vout-$$Vin)" table:style-name="ce6">
            <text:p>7.93E-05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40% Iin ripple (calc)</text:p>
          </table:table-cell>
          <table:table-cell table:style-name="ce1"/>
          <table:table-cell office:value-type="float" office:value="0.26901098901098902" table:formula="of:=[.H19]*0.4" table:style-name="ce9">
            <text:p><text:s/>0.269<text:s/></text:p>
          </table:table-cell>
          <table:table-cell office:value-type="float" office:value="0.26901098901098902" table:formula="of:=[.I19]*0.4" table:style-name="ce9">
            <text:p><text:s/>0.269<text:s/>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Inductance for 40% Iin ripple (for CCM)</text:p>
          </table:table-cell>
          <table:table-cell table:style-name="ce1"/>
          <table:table-cell office:value-type="float" office:value="3.6079873125720882E-4" table:formula="of:=([.H9]/[.H23])*[.H11]*1/[.H20]" table:style-name="ce6">
            <text:p>3.61E-04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Chosen Primary Inductance (flyback)</text:p>
          </table:table-cell>
          <table:table-cell table:number-columns-repeated="3" table:style-name="ce1"/>
          <table:table-cell office:value-type="float" office:value="8.4999999999999999E-6" table:style-name="ce10">
            <text:p>8.50E-06</text:p>
          </table:table-cell>
          <table:table-cell table:number-columns-repeated="2"/>
          <table:table-cell table:style-name="ce1">
            <draw:frame draw:z-index="1" draw:id="id0" draw:style-name="a0" draw:name="Chart 1" svg:x="0.0925in" svg:y="0.0736in" svg:width="6.6661in" svg:height="5.524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2">
            <text:p>Chosen Boost Inductor</text:p>
          </table:table-cell>
          <table:table-cell office:value-type="string" table:style-name="ce2">
            <text:p>L_DCM</text:p>
          </table:table-cell>
          <table:table-cell office:value-type="float" office:value="2.2000000000000001E-4" table:style-name="ce10">
            <text:p>2.20E-04</text:p>
          </table:table-cell>
          <table:table-cell office:value-type="float" office:value="3.3000000000000003E-5" table:style-name="ce10">
            <text:p>3.30E-05</text:p>
          </table:table-cell>
          <table:table-cell office:value-type="percentage" office:value="0.87179487179487181" table:formula="of:=[.J11]" table:style-name="ce11">
            <text:p>87.18%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Duty @ Pmax</text:p>
          </table:table-cell>
          <table:table-cell office:value-type="string" table:style-name="ce2">
            <text:p>D_DCM</text:p>
          </table:table-cell>
          <table:table-cell office:value-type="percentage" office:value="0.97058823529411764" table:formula="of:=[.H11]" table:style-name="ce12">
            <text:p>97.1%</text:p>
          </table:table-cell>
          <table:table-cell office:value-type="percentage" office:value="0.62613097671333928" table:formula="of:=SQRT([.I14]*2*$$L_DCM*($$Vout-$$Vin)/$$Vin^2*$$F)" table:style-name="ce12">
            <text:p>62.6%</text:p>
          </table:table-cell>
          <table:table-cell office:value-type="percentage" office:value="0.79008860262631309" table:formula="of:=SQRT(([.J14]*2*[.J25]*($$Vout)/($$Vin^2))*[.J20])" table:style-name="ce12">
            <text:p>79.0%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2">
            <text:p>Chosen Peak Current Limit (limited by controller)</text:p>
          </table:table-cell>
          <table:table-cell table:style-name="ce2"/>
          <table:table-cell office:value-type="float" office:value="3.5" table:style-name="ce13">
            <text:p><text:s/>3.50<text:s/></text:p>
          </table:table-cell>
          <table:table-cell office:value-type="float" office:value="3.5" table:style-name="ce13">
            <text:p><text:s/>3.50<text:s/>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I ripple for chosen L, (at Pmax for DCM)</text:p>
          </table:table-cell>
          <table:table-cell table:style-name="ce2"/>
          <table:table-cell office:value-type="float" office:value="0.44117647058823534" table:formula="of:=([.H9]/[.H26])*[.H11]*1/[.H20]" table:style-name="ce14">
            <text:p>0.44</text:p>
          </table:table-cell>
          <table:table-cell office:value-type="float" office:value="1.8973665961010278" table:formula="of:=([.I9]/[.I26])*[.I27]*1/[.I20]" table:style-name="ce14">
            <text:p>1.90</text:p>
          </table:table-cell>
          <table:table-cell office:value-type="float" office:value="1.549193338482967" table:formula="of:=([.J9]/[.J25])*[.J27]*1/[.J20]" table:style-name="ce14">
            <text:p>1.55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MOSFET RMS CURRENT</text:p>
          </table:table-cell>
          <table:table-cell table:style-name="ce2"/>
          <table:table-cell table:style-name="ce14"/>
          <table:table-cell office:value-type="float" office:value="0.86680861327977543" table:formula="of:=$$Vin/$$L_DCM*$$D_DCM/$$F*SQRT($$D_DCM/3)" table:style-name="ce14">
            <text:p>0.87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AVERAGE DIODE CURRENT</text:p>
          </table:table-cell>
          <table:table-cell table:style-name="ce2"/>
          <table:table-cell table:style-name="ce14"/>
          <table:table-cell office:value-type="float" office:value="1.8000000000000009E-2" table:formula="of:=$$Vin^2*$$D_DCM^2/$$F/2/$$L_DCM/($$Vout-$$Vin)" table:style-name="ce15">
            <text:p>0.018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table:number-columns-repeated="2" table:style-name="ce2"/>
          <table:table-cell table:number-columns-repeated="2" table:style-name="ce14"/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Toff time (For ccm)</text:p>
          </table:table-cell>
          <table:table-cell table:style-name="ce2"/>
          <table:table-cell office:value-type="float" office:value="5.8823529411764722E-7" table:formula="of:=1/[.H20]*(1-[.H11])" table:style-name="ce6">
            <text:p>5.88E-07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1">
            <text:p>Power FET Rdson</text:p>
          </table:table-cell>
          <table:table-cell office:value-type="string" table:style-name="ce1">
            <text:p>Rdson</text:p>
          </table:table-cell>
          <table:table-cell office:value-type="float" office:value="9.0719999999999995E-2" table:formula="of:=$$Rdson" table:style-name="ce1">
            <text:p>0.09072</text:p>
          </table:table-cell>
          <table:table-cell office:value-type="float" office:value="9.0719999999999995E-2" table:formula="of:=0.063*1.2*1.2" table:style-name="ce1">
            <text:p>0.0907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Power FET Qgs (0 to 5v) (Coulum)</text:p>
          </table:table-cell>
          <table:table-cell office:value-type="string" table:style-name="ce1">
            <text:p>Q</text:p>
          </table:table-cell>
          <table:table-cell office:value-type="float" office:value="4.4999999999999999E-8" table:style-name="ce6">
            <text:p>4.50E-08</text:p>
          </table:table-cell>
          <table:table-cell office:value-type="float" office:value="4.4999999999999999E-8" table:style-name="ce6">
            <text:p>4.50E-08</text:p>
          </table:table-cell>
          <table:table-cell office:value-type="float" office:value="1.4999999999999999E-8" table:style-name="ce6">
            <text:p>1.50E-08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Ron_Inductor</text:p>
          </table:table-cell>
          <table:table-cell office:value-type="string" table:style-name="ce1">
            <text:p>Rind</text:p>
          </table:table-cell>
          <table:table-cell office:value-type="float" office:value="0.25" table:style-name="ce1">
            <text:p>0.2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32400000000000001" table:style-name="ce1">
            <text:p>0.324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Rsense Resistor</text:p>
          </table:table-cell>
          <table:table-cell office:value-type="string" table:style-name="ce1">
            <text:p>Rsen</text:p>
          </table:table-cell>
          <table:table-cell office:value-type="float" office:value="0.27" table:style-name="ce1">
            <text:p>0.2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Diode On Voltage</text:p>
          </table:table-cell>
          <table:table-cell office:value-type="string" table:style-name="ce1">
            <text:p>Vdo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Diode reverse charge (Coulum)</text:p>
          </table:table-cell>
          <table:table-cell table:style-name="ce1"/>
          <table:table-cell office:value-type="float" office:value="1.0000000000000001E-9" table:style-name="ce6">
            <text:p>1.00E-09</text:p>
          </table:table-cell>
          <table:table-cell office:value-type="float" office:value="1.0000000000000001E-9" table:style-name="ce6">
            <text:p>1.00E-09</text:p>
          </table:table-cell>
          <table:table-cell office:value-type="float" office:value="1.0000000000000001E-9" table:formula="of:=[.I40]" table:style-name="ce6">
            <text:p>1.00E-09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Snubber Cap</text:p>
          </table:table-cell>
          <table:table-cell office:value-type="string" table:style-name="ce1">
            <text:p>Csnub</text:p>
          </table:table-cell>
          <table:table-cell office:value-type="float" office:value="4.6999999999999999E-11" table:style-name="ce6">
            <text:p>4.70E-11</text:p>
          </table:table-cell>
          <table:table-cell office:value-type="float" office:value="4.6999999999999999E-11" table:style-name="ce6">
            <text:p>4.70E-11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flyback leakage current</text:p>
          </table:table-cell>
          <table:table-cell office:value-type="string" table:style-name="ce1">
            <text:p>Llkg</text:p>
          </table:table-cell>
          <table:table-cell table:number-columns-repeated="2" table:style-name="ce1"/>
          <table:table-cell office:value-type="float" office:value="2.1E-7" table:style-name="ce16">
            <text:p>2.10E-007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Flyback turn ration</text:p>
          </table:table-cell>
          <table:table-cell table:number-columns-repeated="3" table:style-name="ce1"/>
          <table:table-cell office:value-type="float" office:value="5" table:style-name="ce16">
            <text:p>5.00E+000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Seconcary inductance</text:p>
          </table:table-cell>
          <table:table-cell table:number-columns-repeated="3" table:style-name="ce1"/>
          <table:table-cell office:value-type="float" office:value="2.1249999999999999E-4" table:formula="of:=[.J25]*[.J43]^2" table:style-name="ce16">
            <text:p>2.13E-004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Secondary Resistance</text:p>
          </table:table-cell>
          <table:table-cell table:number-columns-repeated="3" table:style-name="ce1"/>
          <table:table-cell office:value-type="float" office:value="1.62" table:formula="of:=0.324*5" table:style-name="ce16">
            <text:p>1.62E+00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style-name="ce17">
            <text:p>Pfet_conduction Loss</text:p>
          </table:table-cell>
          <table:table-cell table:style-name="ce17"/>
          <table:table-cell office:value-type="float" office:value="3.9825214539306854E-2" table:formula="of:=($$Pin/$$Vin)^2*$$D*$$Rdson" table:style-name="ce18">
            <text:p><text:s/>0.0398<text:s/></text:p>
          </table:table-cell>
          <table:table-cell office:value-type="float" office:value="6.8163122648921021E-2" table:formula="of:=($$Rdson)*(($$Vin^2)*($$D_DCM^3)*((1/$$F)^2)/($$L_DCM^2)/3)" table:style-name="ce18">
            <text:p><text:s/>0.0682<text:s/></text:p>
          </table:table-cell>
          <table:table-cell office:value-type="float" office:value="1.5801772052526263E-2" table:formula="of:=([.J35])*(($$Vin^2)*([.J27]^3)*((1/[.J20])^2)/([.J25]^2)/3)" table:style-name="ce18">
            <text:p><text:s/>0.0158<text:s/>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style-name="ce17">
            <text:p>Pr_sense_conduction_loss</text:p>
          </table:table-cell>
          <table:table-cell table:style-name="ce17"/>
          <table:table-cell office:value-type="float" office:value="4.3899046008936127E-2" table:formula="of:=($$Pin/$$Vin)^2*$$D*$$Rsen" table:style-name="ce18">
            <text:p><text:s/>0.0439<text:s/></text:p>
          </table:table-cell>
          <table:table-cell office:value-type="float" office:value="7.5135717205600777E-2" table:formula="of:=($$Rsen)*(($$Vin^2)*($$D_DCM^3)*((1/$$F)^2)/($$L_DCM^2)/3)" table:style-name="ce18">
            <text:p><text:s/>0.0751<text:s/></text:p>
          </table:table-cell>
          <table:table-cell office:value-type="float" office:value="6.3207088210105053E-2" table:formula="of:=([.J38])*(($$Vin^2)*([.J27]^3)*((1/[.J20])^2)/([.J25]^2)/3)" table:style-name="ce18">
            <text:p><text:s/>0.0632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FET gate loss</text:p>
          </table:table-cell>
          <table:table-cell table:style-name="ce17"/>
          <table:table-cell office:value-type="float" office:value="1.125E-2" table:formula="of:=$$Q*$$Vin*$$F" table:style-name="ce6">
            <text:p>1.13E-02</text:p>
          </table:table-cell>
          <table:table-cell office:value-type="float" office:value="1.125E-2" table:formula="of:=$$Q*$$Vin*$$F" table:style-name="ce18">
            <text:p><text:s/>0.0113<text:s/>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L _conduction</text:p>
          </table:table-cell>
          <table:table-cell table:style-name="ce17"/>
          <table:table-cell office:value-type="float" office:value="2.0353194058688566E-2" table:formula="of:=($$Pin/$$Vin)^2*$$Rind" table:style-name="ce6">
            <text:p>2.04E-02</text:p>
          </table:table-cell>
          <table:table-cell office:value-type="float" office:value="3.4835650704414897E-2" table:formula="of:=[.I47]*(1+$$Vin/($$Vout-$$Vin))/($$Rdson)*$$Rind" table:style-name="ce18">
            <text:p><text:s/>0.0348<text:s/></text:p>
          </table:table-cell>
          <table:table-cell office:value-type="float" office:value="0.20479096580074035" table:formula="of:=[.J48]/[.J38]*[.J37]" table:style-name="ce1">
            <text:p>0.204790966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L _ Magnetic Loss (at F)</text:p>
          </table:table-cell>
          <table:table-cell table:style-name="ce17"/>
          <table:table-cell table:style-name="ce6"/>
          <table:table-cell table:style-name="ce1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D reverse recovery</text:p>
          </table:table-cell>
          <table:table-cell table:style-name="ce17"/>
          <table:table-cell office:value-type="float" office:value="0.12862087912087911" table:formula="of:=($$Pin/$$Vin)*$$Vout*0.5*0.000000045*$$F" table:style-name="ce1">
            <text:p>0.128620879</text:p>
          </table:table-cell>
          <table:table-cell office:value-type="float" office:value="0" table:style-name="ce18">
            <text:p><text:s/>-<text:s/>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D conduction Loss</text:p>
          </table:table-cell>
          <table:table-cell table:style-name="ce17"/>
          <table:table-cell office:value-type="float" office:value="7.2000000000000015E-3" table:formula="of:=[.H14]*[.H39]" table:style-name="ce6">
            <text:p>7.20E-03</text:p>
          </table:table-cell>
          <table:table-cell office:value-type="float" office:value="7.2000000000000024E-3" table:formula="of:=$$Vin^2*$$D_DCM^2/2/$$L_DCM/($$Vout-$$Vin)/$$F*$$Vdon" table:style-name="ce18">
            <text:p><text:s/>0.0072<text:s/>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snubber</text:p>
          </table:table-cell>
          <table:table-cell table:style-name="ce17"/>
          <table:table-cell office:value-type="float" office:value="6.7915000000000003E-2" table:formula="of:=$$Csnub*$$Vout^2*$$F" table:style-name="ce18">
            <text:p><text:s/>0.0679<text:s/></text:p>
          </table:table-cell>
          <table:table-cell office:value-type="float" office:value="6.7915000000000003E-2" table:formula="of:=$$Csnub*$$Vout^2*$$F" table:style-name="ce18">
            <text:p><text:s/>0.0679<text:s/></text:p>
          </table:table-cell>
          <table:table-cell office:value-type="float" office:value="7.5600000000000028E-2" table:formula="of:=0.5*[.J42]*([.J10]/[.J25]*[.J27]*1/[.J20])^2*[.J20]" table:style-name="ce1">
            <text:p>0.0756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7">
            <text:p>P secondary conduction Flyback</text:p>
          </table:table-cell>
          <table:table-cell table:style-name="ce17"/>
          <table:table-cell table:style-name="ce1"/>
          <table:table-cell table:style-name="ce18"/>
          <table:table-cell office:value-type="float" office:value="4.0958193160148072E-2" table:formula="of:=[.J50]/[.J43]" table:style-name="ce1">
            <text:p>0.040958193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6"/>
          <table:table-cell table:number-columns-repeated="2" table:style-name="ce1"/>
          <table:table-cell office:value-type="string" table:style-name="ce17">
            <text:p>Ptotal (Pmax)</text:p>
          </table:table-cell>
          <table:table-cell table:style-name="ce17"/>
          <table:table-cell office:value-type="float" office:value="0.31906333372781065" table:formula="of:=SUM([.H47:.H55])" table:style-name="ce18">
            <text:p><text:s/>0.3191<text:s/></text:p>
          </table:table-cell>
          <table:table-cell office:value-type="float" office:value="0.26449949055893673" table:formula="of:=SUM([.I47:.I55])" table:style-name="ce19">
            <text:p><text:s/>0.2645<text:s/></text:p>
          </table:table-cell>
          <table:table-cell office:value-type="float" office:value="0.40035801922351982" table:formula="of:=SUM([.J47:.J55])" table:style-name="ce19">
            <text:p><text:s/>0.4004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Calc Eff</text:p>
          </table:table-cell>
          <table:table-cell table:style-name="ce1"/>
          <table:table-cell office:value-type="percentage" office:value="0.90511515238813478" table:formula="of:=1-[.H56]/[.H18]" table:style-name="ce4">
            <text:p>90.5%</text:p>
          </table:table-cell>
          <table:table-cell office:value-type="percentage" office:value="0.91356225798727553" table:formula="of:=1-[.I56]/[.I16]" table:style-name="ce20">
            <text:p>91.4%</text:p>
          </table:table-cell>
          <table:table-cell office:value-type="percentage" office:value="0.86916404600538566" table:formula="of:=1-[.J56]/[.J16]" table:style-name="ce20">
            <text:p>86.9%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number-columns-repeated="2" table:style-name="ce16"/>
          <table:table-cell table:number-columns-repeated="16375" table:style-name="ce1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1"/>
          <table:table-cell table:number-columns-repeated="16381" table:style-name="ce1"/>
        </table:table-row>
        <table:table-row table:number-rows-repeated="1048516" table:style-name="ro1">
          <table:table-cell table:number-columns-repeated="16384"/>
        </table:table-row>
      </table:table>
      <table:named-expressions>
        <table:named-range table:name="Csnub" table:cell-range-address="DCM_and_CCM_Loss_Analysis.$I$41" table:base-cell-address="DCM_and_CCM_Loss_Analysis.$A$1"/>
        <table:named-range table:name="D" table:cell-range-address="DCM_and_CCM_Loss_Analysis.$I$11" table:base-cell-address="DCM_and_CCM_Loss_Analysis.$A$1"/>
        <table:named-range table:name="D_DCM" table:cell-range-address="DCM_and_CCM_Loss_Analysis.$I$27" table:base-cell-address="DCM_and_CCM_Loss_Analysis.$A$1"/>
        <table:named-range table:name="F" table:cell-range-address="DCM_and_CCM_Loss_Analysis.$I$20" table:base-cell-address="DCM_and_CCM_Loss_Analysis.$A$1"/>
        <table:named-range table:name="L" table:cell-range-address="DCM_and_CCM_Loss_Analysis.$I$26" table:base-cell-address="DCM_and_CCM_Loss_Analysis.$A$1"/>
        <table:named-range table:name="L_DCM" table:cell-range-address="DCM_and_CCM_Loss_Analysis.$I$26" table:base-cell-address="DCM_and_CCM_Loss_Analysis.$A$1"/>
        <table:named-range table:name="Pin" table:cell-range-address="DCM_and_CCM_Loss_Analysis.$H$18" table:base-cell-address="DCM_and_CCM_Loss_Analysis.$A$1"/>
        <table:named-range table:name="Q" table:cell-range-address="DCM_and_CCM_Loss_Analysis.$I$36" table:base-cell-address="DCM_and_CCM_Loss_Analysis.$A$1"/>
        <table:named-range table:name="Rdson" table:cell-range-address="DCM_and_CCM_Loss_Analysis.$I$35" table:base-cell-address="DCM_and_CCM_Loss_Analysis.$A$1"/>
        <table:named-range table:name="Rind" table:cell-range-address="DCM_and_CCM_Loss_Analysis.$I$37" table:base-cell-address="DCM_and_CCM_Loss_Analysis.$A$1"/>
        <table:named-range table:name="Rsen" table:cell-range-address="DCM_and_CCM_Loss_Analysis.$I$38" table:base-cell-address="DCM_and_CCM_Loss_Analysis.$A$1"/>
        <table:named-range table:name="Vdon" table:cell-range-address="DCM_and_CCM_Loss_Analysis.$I$39" table:base-cell-address="DCM_and_CCM_Loss_Analysis.$A$1"/>
        <table:named-range table:name="Vin" table:cell-range-address="DCM_and_CCM_Loss_Analysis.$I$9" table:base-cell-address="DCM_and_CCM_Loss_Analysis.$A$1"/>
        <table:named-range table:name="Vout" table:cell-range-address="DCM_and_CCM_Loss_Analysis.$I$8" table:base-cell-address="DCM_and_CCM_Loss_Analysi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percentage-style style:name="N36">
      <number:number number:decimal-places="1" number:min-integer-digits="1"/>
      <number:text>%</number:text>
    </number:percentage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 (</number:text>
      <number:number number:decimal-places="4" number:min-integer-digits="1" number:grouping="true"/>
      <number:text>)</number:text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scientific-number number:decimal-places="2" number:min-integer-digits="1" number:min-exponent-digits="3"/>
    </number:number-style>
    <number:number-style style:name="N39">
      <number:number number:decimal-places="3" number:min-integer-digits="1"/>
    </number:number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3" number:min-integer-digits="1" number:grouping="true"/>
      <number:text> </number:text>
    </number:number-style>
    <number:number-style style:name="N41P1">
      <number:text> (</number:text>
      <number:number number:decimal-places="3" number:min-integer-digits="1" number:grouping="true"/>
      <number:text>)</number:text>
    </number:number-style>
    <number:number-style style:name="N41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3P0"/>
    </number:currency-style>
    <style:style style:name="Excel_32_Built-in_32_Comma" style:display-name="Excel Built-in Comma" style:family="table-cell" style:data-style-name="N42">
      <style:table-cell-properties style:vertical-align="automatic" fo:background-color="transparent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Smith, Mark</meta:initial-creator>
    <dc:creator>Smith, Mark</dc:creator>
    <meta:creation-date>2017-07-21T19:13:10Z</meta:creation-date>
    <dc:date>2018-01-07T00:33:57Z</dc:date>
    <meta:editing-cycles>0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>
        <chart:label-separator>
          <text:p text:style-name="a1" text:class-names="" text:cond-style-name="">;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/>
    </style:style>
    <style:style style:family="chart" style:name="G0S0P1">
      <style:graphic-properties draw:fill="gradient" draw:fill-gradient-name="a3" draw:stroke="none"/>
    </style:style>
    <style:style style:family="chart" style:name="G0S0P2">
      <style:graphic-properties draw:fill="gradient" draw:fill-gradient-name="a4" draw:stroke="none"/>
    </style:style>
    <style:style style:family="chart" style:name="G0S0P3">
      <style:graphic-properties draw:fill="gradient" draw:fill-gradient-name="a5" draw:stroke="none"/>
    </style:style>
    <style:style style:family="chart" style:name="G0S0P4">
      <style:graphic-properties draw:fill="gradient" draw:fill-gradient-name="a6" draw:stroke="none"/>
    </style:style>
    <style:style style:family="chart" style:name="G0S0P5">
      <style:graphic-properties draw:fill="gradient" draw:fill-gradient-name="a7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gradient" draw:fill-gradient-name="a8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gradient" draw:fill-gradient-name="a9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none"/>
    </style:style>
  </office:automatic-styles>
  <office:body>
    <office:chart>
      <chart:chart chart:class="chart:circle" svg:height="397.7855905511811pt" svg:width="479.9591338582677pt" chart:style-name="Crt0">
        <chart:title chart:style-name="CT00">
          <text:p text:style-name="a0" text:class-names="" text:cond-style-name="">DCM Boost Losses Pecentages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DCM_and_CCM_Loss_Analysis.$F$47:.$F$54"/>
          </chart:axis>
          <chart:axis chart:dimension="y"/>
          <chart:series chart:values-cell-range-address="DCM_and_CCM_Loss_Analysis.$I$47:.$I$5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71a6da" draw:end-color="#549ada" draw:start-intensity="100%" draw:end-intensity="100%"/>
    <draw:gradient draw:name="a7" draw:style="linear" draw:angle="0" draw:start-color="#80b761" draw:end-color="#6fb142" draw:start-intensity="100%" draw:end-intensity="100%"/>
    <draw:gradient draw:name="a8" draw:style="linear" draw:angle="0" draw:start-color="#506088" draw:end-color="#21427c" draw:start-intensity="100%" draw:end-intensity="100%"/>
    <draw:gradient draw:name="a2" draw:style="linear" draw:angle="0" draw:start-color="#6082ca" draw:end-color="#3d6fc9" draw:start-intensity="100%" draw:end-intensity="100%"/>
    <draw:gradient draw:name="a9" draw:style="linear" draw:angle="0" draw:start-color="#aa624b" draw:end-color="#a44707" draw:start-intensity="100%" draw:end-intensity="100%"/>
    <draw:gradient draw:name="a3" draw:style="linear" draw:angle="0" draw:start-color="#f08c56" draw:end-color="#f57a27" draw:start-intensity="100%" draw:end-intensity="100%"/>
    <draw:gradient draw:name="a4" draw:style="linear" draw:angle="0" draw:start-color="#aeaeae" draw:end-color="#a4a4a4" draw:start-intensity="100%" draw:end-intensity="100%"/>
    <draw:gradient draw:name="a5" draw:style="linear" draw:angle="0" draw:start-color="#ffc54b" draw:end-color="#ffbf00" draw:start-intensity="100%" draw:end-intensity="100%"/>
  </office:styles>
</office:document-styles>
</file>